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13 02:07   |   <text:a xlink:type="simple" xlink:href="http://palinfo.habago.org/Entry?Command=Information_PrintForum&amp;iPage=2#FORUM37909"><text:span text:style-name="T1">#</text:span></text:a></text:p>
      <text:p text:style-name="P2">卡韓政變(168)：韓國瑜一個打全部 <text:line-break/><text:line-break/>陳真 2019. 09. 13. <text:line-break/><text:line-break/><text:line-break/>昨天看到國民黨一些所謂大老，發表一篇感覺好像是清朝時期的什麼團結聲明，要郭台銘和韓國瑜什麼各退一步、各進一步的，實在很無言。這個化石黨能活到現在，真是奇蹟，好像凡事都很狀況外，慢上好幾拍，溫溫吞吞。 <text:line-break/><text:line-break/>相較於大老們，韓國瑜真是很 "不" 國民黨。 <text:line-break/><text:line-break/>大老們的 "沉痛"呼籲，原文是這樣，叫做 "四步聲明"： <text:line-break/><text:line-break/>「四步」包含：「進一步」放棄意氣，相互獻策；「退一步」反省折衷，彼此協調；「讓一步」海闊天空，取得共識；「跨一步」集中全力，爭取勝利。 <text:line-break/><text:line-break/>看了這種文字會頭暈吧？這樣的黨，如果不是天降奇兵韓國瑜，哪有可能跟智商破表、戰鬥力破表、無恥度破表、轉彎度破表謂之四破的人渣黨打仗？那就像清朝的兵，跟最現代化最血腥殘暴無恥下流的美軍打仗一樣荒唐，三兩下就被殲滅了不是嗎？ <text:line-break/><text:line-break/>而這個化石黨雖然對外打仗不行，對內搞宮廷鬥爭卻是一流高手，庭苑深深深幾許，陰氣十足。應該退黨的其實是韓國瑜，因為他根本不像國民黨。當初叫他退，他不退；這個強調權貴和血統的化石黨，其實應該和郭台銘同一掛，才比較意氣相投，品味相近。 <text:line-break/><text:line-break/>不過，韓國瑜現在想退黨也來不及了，但他實際上也不用期待這個黨會幫他，他惟一能依靠的就是韓流，簡單說就是民意。化石黨肯定會在郭台銘的金錢攻勢下，大扯韓國瑜後腿；所有在初選中郭台銘所動用的一切齷齪抹黑奧步，將會以千百倍以上的威力再度上演。各位不信的話，就等著看吧。 <text:line-break/><text:line-break/>我一直想講一件事，那就是言行的重覆性，簡單說就是個性或人格其實就是一種類型化的反覆言行。以前我們所知道的郭台銘，只是一個名字，一種空洞符號，對其為人一無所知。可當他站到台前來，我們其實馬上就可以知道這個人是個小人。小人不會只小一次，一定會小個不停。當一個人一上來就奧步不斷，難道你期待他就此收手？有可能嗎？當然不可能。 <text:line-break/><text:line-break/>人渣如此，好人也一樣。從美麗島事件發生那一刻起，當我在電視上第一次看見林義雄時，我就對他深深仰慕。為什麼呢？我說不上來，但我自然是感受到了一些東西，讓我對他的人格之偉大，從小深信不疑。 <text:line-break/><text:line-break/>善惡道理都是一樣的，各自會有一些特徵性的言行反覆出現。我覺得，這樣一種識人之能，這樣一種對於人事物的鑑賞能力很重要。因為，當我們能夠適當地判斷善惡美醜時，善惡美醜自然就會得到它應有的待遇與結局。 <text:line-break/><text:line-break/>反之，倘若我們總是把人渣看成好人，把低能蠢材看成什麼才幹之士，把心機手段猥瑣卑劣複雜者看成什麼單純的素人（例如柯文哲與郭台銘），卻把好人看成惡棍，把天才看成草包，把唐伯虎看成馬文才（例如韓國瑜），你想，這個社會將會如何？肯定是人渣橫行豺狼當道雞犬昇天不是嗎？ <text:line-break/><text:line-break/>放馬後炮人人都會，但我所言，往往是在人事物初發之際便已論斷；先知先覺也許談不上，但後知後覺的一點敏感度肯定還是有的。比方說柯文哲，當一個人打從一出道就幹盡無數卑鄙勾當，包括自導自演栽贓嫁禍等等等，什麼骯髒事都幹得出來，一如郭台銘，難道是要把醜陋骯髒事給幹上一萬遍，然後你才能看得出來？難道你以為一個卑鄙小人醜事只會幹一回？當然不可能。他絕對會幹到被制止或被唾棄為止。不論善或惡，所有各類言行都一樣，都是在某種基本架構下不斷反覆進行。 <text:line-break/><text:line-break/>我感到訝異的是，一般人也許真的不懂，也許真的蠢到爆，但圈內人真的有這麼單純嗎？真的 "單純" 到會去發表什麼四步聲明？真的 "單純＂到會以為郭台銘是國民黨的友人？真的 "單純＂到會以為柯郭等人有可能停止為惡？真的 "單純＂到會以為國民黨的諸多權貴（例如掌握黨機器的吳敦義及一大堆人渣等級的中央委員）與地方諸侯（例如侯友宜與盧秀燕及王金平等人）會把韓國瑜當成支持對象而不是當成敵人？真的 "單純＂到以為柯郭等人是站在綠營及美國的對立面？當然絕對不是。這些人始終就是一丘之貉，他們的共同敵人就是韓國瑜。 <text:line-break/><text:line-break/>我並不是說韓國瑜應該跟這票人宣戰，而是說，既然要打仗，你總得搞清楚敵友吧。表面上也許需要假裝或隱忍一下（策略上該怎麼做我比較不感興趣），但你內心總該知道誰是敵是友，總該知道哪些人是一直在你背後開槍的人渣吧。 <text:line-break/><text:line-break/>這場總統大選，因韓流而起風雲，如何收場難以預料（我傾向悲觀，畢竟一人難以戰多黨及那麼多小人，更不用說背後操盤之強大美國因素之難以對抗），但可預料的是，整個選戰過程肯定齷齪萬分，臭不可聞。對岸同胞看了這樣一種 "民主盛宴＂，如果還能心生嚮往，那我就無言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